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4306in"/>
    </style:style>
    <style:style style:name="Table1.B" style:family="table-column">
      <style:table-column-properties style:column-width="4.26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0132in"/>
    </style:style>
    <style:style style:name="Table2.B" style:family="table-column">
      <style:table-column-properties style:column-width="4.679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4.779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cc027" officeooo:paragraph-rsid="001cc027"/>
    </style:style>
    <style:style style:name="P2" style:family="paragraph" style:parent-style-name="Standard">
      <style:text-properties fo:color="#bbbebf" loext:opacity="100%" style:font-name="Droid Sans Mono" fo:font-size="10.5pt" fo:font-weight="normal" officeooo:rsid="001cc027" officeooo:paragraph-rsid="001cc027" fo:background-color="#121314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fo:color="#4ec9b0" loext:opacity="100%"/>
    </style:style>
    <style:style style:name="T3" style:family="text">
      <style:text-properties fo:color="#c9d1d9" loext:opacity="100%"/>
    </style:style>
    <style:style style:name="T4" style:family="text">
      <style:text-properties fo:color="#d2a8ff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<text:span text:style-name="Source_20_Text">std::thread</text:span> (Wątek)</text:h>
      <text:p text:style-name="Text_20_body">Służy do uruchamiania zadań równolegle. Wątek to po prostu "osobny robot", który wykonuje przypisaną mu funkcję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Komenda</text:p>
            </table:table-cell>
            <table:table-cell table:style-name="Table1.A1" office:value-type="string">
              <text:p text:style-name="Table_20_Heading">Opi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td::thread t(nazwa_funkcji, arg1, ...)</text:span></text:p>
          </table:table-cell>
          <table:table-cell table:style-name="Table1.A1" office:value-type="string">
            <text:p text:style-name="Table_20_Contents"><text:span text:style-name="T1">Tworzenie wątku</text:span>. Od razu po tej linii wątek zaczyna działać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.join()</text:span></text:p>
          </table:table-cell>
          <table:table-cell table:style-name="Table1.A1" office:value-type="string">
            <text:p text:style-name="Table_20_Contents"><text:span text:style-name="T1">Czekanie</text:span>. Program główny zatrzyma się w tym miejscu i poczeka, aż wątek <text:span text:style-name="Source_20_Text">t</text:span> skończy swoją pracę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.detach()</text:span></text:p>
          </table:table-cell>
          <table:table-cell table:style-name="Table1.A1" office:value-type="string">
            <text:p text:style-name="Table_20_Contents"><text:span text:style-name="T1">Odłączenie</text:span>. Wątek działa w tle, a program główny nie musi na niego czekać (rzadziej używane na początku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.joinable()</text:span></text:p>
          </table:table-cell>
          <table:table-cell table:style-name="Table1.A1" office:value-type="string">
            <text:p text:style-name="Table_20_Contents">Zwraca <text:span text:style-name="Source_20_Text">true/false</text:span>. Sprawdza, czy można wywołać <text:span text:style-name="Source_20_Text">join()</text:span> (żeby uniknąć błędu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d::this_thread::get_id()</text:span></text:p>
          </table:table-cell>
          <table:table-cell table:style-name="Table1.A1" office:value-type="string">
            <text:p text:style-name="Table_20_Contents">Zwraca unikalny identyfikator wątku, który aktualnie wykonuje tę linię kodu.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d::this_thread::sleep_for(...)</text:span></text:p>
          </table:table-cell>
          <table:table-cell table:style-name="Table1.A1" office:value-type="string">
            <text:p text:style-name="Table_20_Contents"><text:span text:style-name="T1">Pauza</text:span>. Wątek zasypia na określony czas (np. <text:span text:style-name="Source_20_Text">std::chrono::milliseconds(100)</text:span>).</text:p>
          </table:table-cell>
        </table:table-row>
      </table:table>
      <text:p text:style-name="P3">Eksportuj do Arkuszy</text:p>
      <text:p text:style-name="Horizontal_20_Line"/>
      <text:h text:style-name="Heading_20_2" text:outline-level="2">2. <text:span text:style-name="Source_20_Text">std::mutex</text:span> (Strażnik / Blokada)</text:h>
      <text:p text:style-name="Text_20_body">Służy do pilnowania, aby tylko jeden wątek naraz miał dostęp do konkretnego kawałka kodu (np. zapisu do pliku lub wektora)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Komenda</text:p>
            </table:table-cell>
            <table:table-cell table:style-name="Table2.A1" office:value-type="string">
              <text:p text:style-name="Table_20_Heading">Opi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mtx.lock()</text:span></text:p>
          </table:table-cell>
          <table:table-cell table:style-name="Table2.A1" office:value-type="string">
            <text:p text:style-name="Table_20_Contents"><text:span text:style-name="T1">Zablokowanie</text:span>. Jeśli inny wątek już to zablokował, Twój wątek stanie i będzie czekał, aż tamten zwolni blokadę.</text:p>
          </table:table-cell>
        </table:table-row>
        <table:table-row>
          <table:table-cell table:style-name="Table2.A1" office:value-type="string">
            <text:p text:style-name="Table_20_Contents"><text:span text:style-name="Source_20_Text">mtx.unlock()</text:span></text:p>
          </table:table-cell>
          <table:table-cell table:style-name="Table2.A1" office:value-type="string">
            <text:p text:style-name="Table_20_Contents"><text:span text:style-name="T1">Odblokowanie</text:span>. Pozwala innym wątkom przejąć mutex.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std::lock_guard&lt;std::mutex&gt; lock(mtx)</text:span></text:span></text:p>
          </table:table-cell>
          <table:table-cell table:style-name="Table2.A1" office:value-type="string">
            <text:p text:style-name="Table_20_Contents"><text:span text:style-name="T1">Zalecany sposób</text:span>. Automatycznie blokuje mutex przy utworzeniu i <text:span text:style-name="T1">automatycznie odblokowuje</text:span>, gdy funkcja się skończy. Zapobiega błędom (np. zapomnieniu o <text:span text:style-name="Source_20_Text">unlock</text:span>).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d::unique_lock&lt;std::mutex&gt; lock(mtx)</text:span></text:p>
          </table:table-cell>
          <table:table-cell table:style-name="Table2.A1" office:value-type="string">
            <text:p text:style-name="Table_20_Contents">Bardziej zaawansowana wersja <text:span text:style-name="Source_20_Text">lock_guard</text:span>. Pozwala ręcznie odblokować i zablokować mutex wiele razy w tej samej funkcji.</text:p>
          </table:table-cell>
        </table:table-row>
        <table:table-row>
          <table:table-cell table:style-name="Table2.A1" office:value-type="string">
            <text:p text:style-name="Table_20_Contents"><text:span text:style-name="Source_20_Text">mtx.try_lock()</text:span></text:p>
          </table:table-cell>
          <table:table-cell table:style-name="Table2.A1" office:value-type="string">
            <text:p text:style-name="Table_20_Contents">Próbuje zablokować. Jeśli się nie uda (bo inny wątek go trzyma), nie czeka, tylko od razu zwraca <text:span text:style-name="Source_20_Text">false</text:span>.</text:p>
          </table:table-cell>
        </table:table-row>
      </table:table>
      <text:p text:style-name="P3">Eksportuj do Arkuszy</text:p>
      <text:p text:style-name="Horizontal_20_Line"/>
      <text:h text:style-name="Heading_20_2" text:outline-level="2">3. <text:span text:style-name="Source_20_Text">std::atomic</text:span> (Bezpieczna zmienna)</text:h>
      <text:p text:style-name="Text_20_body">Specjalny typ zmiennej (np. <text:span text:style-name="Source_20_Text">int</text:span>, <text:span text:style-name="Source_20_Text">bool</text:span>), który nie potrzebuje mutexa. Operacje na nim są "niepodzielne" – sprzęt gwarantuje, że dwa wątki nie zepsują wartości przy jednoczesnej zmianie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Komenda</text:p>
            </table:table-cell>
            <table:table-cell table:style-name="Table3.A1" office:value-type="string">
              <text:p text:style-name="Table_20_Heading">Opi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std::atomic&lt;int&gt; </text:span><text:soft-page-break/><text:span text:style-name="Source_20_Text">x{0};</text:span></text:p>
          </table:table-cell>
          <table:table-cell table:style-name="Table3.A1" office:value-type="string">
            <text:p text:style-name="Table_20_Contents">Inicjalizacja atomowej liczby całkowitej.</text:p>
          </table:table-cell>
        </table:table-row>
        <table:table-row>
          <table:table-cell table:style-name="Table3.A1" office:value-type="string">
            <text:p text:style-name="Table_20_Contents"><text:span text:style-name="Source_20_Text">x.load()</text:span></text:p>
          </table:table-cell>
          <table:table-cell table:style-name="Table3.A1" office:value-type="string">
            <text:p text:style-name="Table_20_Contents"><text:span text:style-name="T1">Bezpieczny odczyt</text:span> wartości zmiennej.</text:p>
          </table:table-cell>
        </table:table-row>
        <table:table-row>
          <table:table-cell table:style-name="Table3.A1" office:value-type="string">
            <text:p text:style-name="Table_20_Contents"><text:span text:style-name="Source_20_Text">x.store(5)</text:span></text:p>
          </table:table-cell>
          <table:table-cell table:style-name="Table3.A1" office:value-type="string">
            <text:p text:style-name="Table_20_Contents"><text:span text:style-name="T1">Bezpieczny zapis</text:span> wartości (odpowiednik <text:span text:style-name="Source_20_Text">x = 5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x.fetch_add(1)</text:span></text:p>
          </table:table-cell>
          <table:table-cell table:style-name="Table3.A1" office:value-type="string">
            <text:p text:style-name="Table_20_Contents">Zwiększa wartość o 1 i zwraca poprzednią wartość (odpowiednik <text:span text:style-name="Source_20_Text">x++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x.fetch_sub(1)</text:span></text:p>
          </table:table-cell>
          <table:table-cell table:style-name="Table3.A1" office:value-type="string">
            <text:p text:style-name="Table_20_Contents">Zmniejsza wartość o 1 (odpowiednik <text:span text:style-name="Source_20_Text">x--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x.exchange(10)</text:span></text:p>
          </table:table-cell>
          <table:table-cell table:style-name="Table3.A1" office:value-type="string">
            <text:p text:style-name="Table_20_Contents">Zapisuje nową wartość i zwraca to, co było tam wcześniej.</text:p>
          </table:table-cell>
        </table:table-row>
        <table:table-row>
          <table:table-cell table:style-name="Table3.A1" office:value-type="string">
            <text:p text:style-name="Table_20_Contents"><text:span text:style-name="Source_20_Text">x++</text:span>, <text:span text:style-name="Source_20_Text">x--</text:span>, <text:span text:style-name="Source_20_Text">x += 5</text:span></text:p>
          </table:table-cell>
          <table:table-cell table:style-name="Table3.A1" office:value-type="string">
            <text:p text:style-name="Table_20_Contents">Operatory są przeciążone – możesz ich używać normalnie, a one pod spodem zadziałają atomowo.</text:p>
          </table:table-cell>
        </table:table-row>
      </table:table>
      <text:p text:style-name="P1">Jesli chce przekazac referencje to uzywam ref</text:p>
      <text:p text:style-name="P2"><text:span text:style-name="T2">thread</text:span><text:span text:style-name="T3"> t(</text:span><text:span text:style-name="T4">procesuj_dane</text:span><text:span text:style-name="T3">,</text:span><text:span text:style-name="T5">rozmiar</text:span><text:span text:style-name="T6">/</text:span><text:span text:style-name="T7">4</text:span><text:span text:style-name="T6">*</text:span><text:span text:style-name="T3">i,</text:span><text:span text:style-name="T5">rozmiar</text:span><text:span text:style-name="T6">/</text:span><text:span text:style-name="T7">4</text:span><text:span text:style-name="T6">*</text:span><text:span text:style-name="T3">(i</text:span><text:span text:style-name="T6">+</text:span><text:span text:style-name="T7">1</text:span><text:span text:style-name="T3">),i,</text:span><text:span text:style-name="T4">ref</text:span><text:span text:style-name="T3">(signals));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4:44:32.694686348</meta:creation-date>
    <dc:date>2026-04-04T19:48:09.622929365</dc:date>
    <meta:editing-duration>PT3H24M1S</meta:editing-duration>
    <meta:editing-cycles>1</meta:editing-cycles>
    <meta:document-statistic meta:table-count="3" meta:image-count="0" meta:object-count="0" meta:page-count="2" meta:paragraph-count="52" meta:word-count="327" meta:character-count="2435" meta:non-whitespace-character-count="2160"/>
    <meta:generator>LibreOffice/24.2.7.2$Linux_X86_64 LibreOffice_project/420$Build-2</meta:generator>
  </office:meta>
</office:document-meta>
</file>